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8.795cm" style:rel-column-width="3276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text will be replaced <office:annotation><dc:date>2008-02-20T00:00:00</dc:date><text:p>do text</text:p><text:p>from xhtml(xhtmlInput)</text:p></office:annotation>with a chunk of XHTML containing a table.</text:p>
      <text:p text:style-name="Standard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Table_20_Contents"/>
          </table:table-cell>
          <table:table-cell table:style-name="Tableau1.B1" office:value-type="string">
            <text:p text:style-name="Table_20_Contents">This text will <office:annotation><dc:date>2008-02-26T00:00:00</dc:date><text:p>do text</text:p><text:p>from xhtml(xhtmlInput2)</text:p></office:annotation>be replaced with a tabl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02-26T21:22:47</dc:date>
    <dc:language>en-US</dc:language>
    <meta:editing-cycles>16</meta:editing-cycles>
    <meta:editing-duration>PT1H55M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" meta:word-count="21" meta:character-count="110"/>
  </office:meta>
</office:document-meta>
</file>